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4167in" draw:shadow-offset-y="0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shadow="visible" draw:shadow-offset-x="0.04167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shadow="visible" draw:shadow-offset-x="0.04167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4167in" draw:shadow-offset-y="0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4167in" draw:shadow-offset-y="0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4167in" draw:shadow-offset-y="0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4167in" draw:shadow-offset-y="0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4167in" draw:shadow-offset-y="0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4167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shadow="visible" draw:shadow-offset-x="0.04167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5.41414in" svg:y="2.64942in" svg:width="2.50505in" svg:height="2.14303in" draw:id="id63" draw:style-name="a383" draw:name="Hexagone 12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frame draw:id="id64" draw:style-name="a395" draw:name="ZoneTexte 13" svg:x="6.02231in" svg:y="2.79072in" svg:width="1.47245in" svg:height="1.91855in">
          <draw:text-box>
            <text:p text:style-name="a385" text:class-names="" text:cond-style-name=""><text:span text:style-name="a384" text:class-names="">Valable :<text:s text:c="1"/></text:span></text:p>
            <text:p text:style-name="a394" text:class-names="" text:cond-style-name=""><text:span text:style-name="a386" text:class-names="">Oui</text:span><text:span text:style-name="a387" text:class-names=""><text:s text:c="1"/></text:span><text:span text:style-name="a388" text:class-names="">parce</text:span><text:span text:style-name="a389" text:class-names=""><text:s text:c="1"/></text:span><text:span text:style-name="a390" text:class-names="">que</text:span><text:span text:style-name="a391" text:class-names=""><text:s text:c="1"/></text:span><text:span text:style-name="a392" text:class-names="">le site est un forum éducatif, autrement dit, qui permet de lancer des questions et trouver des réponses.</text:span><text:span text:style-name="a393" text:class-names=""/></text:p>
          </draw:text-box>
          <svg:title/>
          <svg:desc/>
        </draw:frame>
        <draw:custom-shape svg:x="8.00505in" svg:y="1.18982in" svg:width="2.50505in" svg:height="2.14303in" draw:id="id65" draw:style-name="a398" draw:name="Hexagone 15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frame draw:id="id66" draw:style-name="a416" draw:name="ZoneTexte 16" svg:x="8.52736in" svg:y="1.74063in" svg:width="1.69114in" svg:height="0.90879in">
          <draw:text-box>
            <text:p text:style-name="a400" text:class-names="" text:cond-style-name=""><text:span text:style-name="a399" text:class-names="">Désirable :<text:s text:c="1"/></text:span></text:p>
            <text:p text:style-name="a415" text:class-names="" text:cond-style-name=""><text:span text:style-name="a401" text:class-names="">Un</text:span><text:span text:style-name="a402" text:class-names=""><text:s text:c="1"/></text:span><text:span text:style-name="a403" text:class-names="">site</text:span><text:span text:style-name="a404" text:class-names=""><text:s text:c="1"/></text:span><text:span text:style-name="a405" text:class-names="">facile</text:span><text:span text:style-name="a406" text:class-names=""><text:s text:c="1"/></text:span><text:span text:style-name="a407" text:class-names="">d’utilisation</text:span><text:span text:style-name="a408" text:class-names=""><text:s text:c="1"/></text:span><text:span text:style-name="a409" text:class-names="">et</text:span><text:span text:style-name="a410" text:class-names=""><text:s text:c="1"/></text:span><text:span text:style-name="a411" text:class-names="">attractif</text:span><text:span text:style-name="a412" text:class-names=""><text:s text:c="1"/></text:span><text:span text:style-name="a413" text:class-names="">visuellement.<text:s text:c="1"/></text:span><text:span text:style-name="a414" text:class-names=""/></text:p>
          </draw:text-box>
          <svg:title/>
          <svg:desc/>
        </draw:frame>
        <draw:custom-shape svg:x="7.91919in" svg:y="3.79327in" svg:width="2.50505in" svg:height="2.14303in" draw:id="id67" draw:style-name="a419" draw:name="Hexagone 17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frame draw:id="id68" draw:style-name="a425" draw:name="ZoneTexte 18" svg:x="8.52736in" svg:y="4.24063in" svg:width="1.47245in" svg:height="0.90879in">
          <draw:text-box>
            <text:p text:style-name="a421" text:class-names="" text:cond-style-name=""><text:span text:style-name="a420" text:class-names="">Accessible :<text:s text:c="1"/></text:span></text:p>
            <text:p text:style-name="a424" text:class-names="" text:cond-style-name=""><text:span text:style-name="a422" text:class-names="">Accessible à toute personne âgée de 10 ou plus.<text:s text:c="1"/></text:span><text:span text:style-name="a423" text:class-names=""/></text:p>
          </draw:text-box>
          <svg:title/>
          <svg:desc/>
        </draw:frame>
        <draw:custom-shape svg:x="5.47475in" svg:y="5.14942in" svg:width="2.50505in" svg:height="2.14303in" draw:id="id69" draw:style-name="a428" draw:name="Hexagone 19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frame draw:id="id70" draw:style-name="a434" draw:name="ZoneTexte 20" svg:x="6.05281in" svg:y="5.49225in" svg:width="1.47245in" svg:height="1.3127in">
          <draw:text-box>
            <text:p text:style-name="a430" text:class-names="" text:cond-style-name=""><text:span text:style-name="a429" text:class-names="">Crédible :<text:s text:c="1"/></text:span></text:p>
            <text:p text:style-name="a433" text:class-names="" text:cond-style-name=""><text:span text:style-name="a431" text:class-names="">L’infrastructure du site a été réfléchie et faite pour que cela puisse inspirer confiance.</text:span><text:span text:style-name="a432" text:class-names=""/></text:p>
          </draw:text-box>
          <svg:title/>
          <svg:desc/>
        </draw:frame>
        <draw:custom-shape svg:x="2.90909in" svg:y="3.79327in" svg:width="2.50505in" svg:height="2.14303in" draw:id="id71" draw:style-name="a437" draw:name="Hexagone 21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frame draw:id="id72" draw:style-name="a443" draw:name="ZoneTexte 22" svg:x="3.43273in" svg:y="3.93415in" svg:width="1.47245in" svg:height="1.7166in">
          <draw:text-box>
            <text:p text:style-name="a439" text:class-names="" text:cond-style-name=""><text:span text:style-name="a438" text:class-names="">Trouvable :<text:s text:c="1"/></text:span></text:p>
            <text:p text:style-name="a442" text:class-names="" text:cond-style-name=""><text:span text:style-name="a440" text:class-names="">Référencer sur le site du cours de javascript ainsi que sur les boutons sur le site même renvoyant à la page d’accueil.</text:span><text:span text:style-name="a441" text:class-names=""/></text:p>
          </draw:text-box>
          <svg:title/>
          <svg:desc/>
        </draw:frame>
        <draw:custom-shape svg:x="2.89899in" svg:y="1.18982in" svg:width="2.50505in" svg:height="2.14303in" draw:id="id73" draw:style-name="a446" draw:name="Hexagone 23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frame draw:id="id74" draw:style-name="a454" draw:name="ZoneTexte 24" svg:x="3.41529in" svg:y="1.53867in" svg:width="1.47245in" svg:height="1.3127in">
          <draw:text-box>
            <text:p text:style-name="a450" text:class-names="" text:cond-style-name=""><text:span text:style-name="a447" text:class-names="">Utilisabl</text:span><text:span text:style-name="a448" text:class-names="">e</text:span><text:span text:style-name="a449" text:class-names=""><text:s text:c="1"/>:<text:s text:c="1"/></text:span></text:p>
            <text:p text:style-name="a453" text:class-names="" text:cond-style-name=""><text:span text:style-name="a451" text:class-names="">Un site accessible facilement, bien ordonné avec des fonctions bien claires et précises.</text:span><text:span text:style-name="a452" text:class-names=""/></text:p>
          </draw:text-box>
          <svg:title/>
          <svg:desc/>
        </draw:frame>
        <draw:custom-shape svg:x="5.41414in" svg:y="0.1183in" svg:width="2.50505in" svg:height="2.14303in" draw:id="id75" draw:style-name="a457" draw:name="Hexagone 25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frame draw:id="id76" draw:style-name="a465" draw:name="ZoneTexte 26" svg:x="5.91501in" svg:y="0.33152in" svg:width="1.68705in" svg:height="1.7166in">
          <draw:text-box>
            <text:p text:style-name="a461" text:class-names="" text:cond-style-name=""><text:span text:style-name="a458" text:class-names="">Util</text:span><text:span text:style-name="a459" text:class-names="">e</text:span><text:span text:style-name="a460" text:class-names=""><text:s text:c="1"/>:<text:s text:c="1"/></text:span></text:p>
            <text:p text:style-name="a464" text:class-names="" text:cond-style-name=""><text:span text:style-name="a462" text:class-names="">Ca répond aux besoins d’interaction qu’un utilisateur connecté a et satisfait la curiosité d’un utilisateur non connecté.</text:span><text:span text:style-name="a46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Ana Araujo Correia</meta:initial-creator>
    <dc:creator>Ana Araujo Correia</dc:creator>
    <meta:creation-date>2023-11-05T20:50:47Z</meta:creation-date>
    <dc:date>2023-11-05T21:12:31Z</dc:date>
    <meta:editing-cycles>1</meta:editing-cycles>
    <meta:editing-duration>PT1303S</meta:editing-duration>
    <meta:document-statistic meta:paragraph-count="14" meta:word-count="127"/>
  </office:meta>
</office:document-meta>
</file>